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Código">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8">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8080" style:font-name="Monospace" fo:font-size="10pt" style:font-name-asian="Monospace" style:font-size-asian="10pt" style:font-name-complex="Monospace" style:font-size-complex="10pt"/>
    </style:style>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59">
      <style:paragraph-properties fo:text-align="start" style:justify-single-word="false"/>
    </style:style>
    <style:style style:name="P85" style:family="paragraph" style:parent-style-name="Código">
      <style:text-properties fo:color="#2a00ff"/>
    </style:style>
    <style:style style:name="P86" style:family="paragraph" style:parent-style-name="Text_20_body" style:list-style-name="L60"/>
    <style:style style:name="P87" style:family="paragraph" style:parent-style-name="Text_20_body" style:list-style-name="L6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1</text:p>
          <text:p text:style-name="P8">4.3.2 Customizing frame<text:tab/>71</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8</text:p>
          <text:p text:style-name="P8">4.4.2 Custom list actions<text:tab/>79</text:p>
          <text:p text:style-name="P8">4.4.3 Custom detail actions<text:tab/>81</text:p>
          <text:p text:style-name="P8">4.4.4 Refining collection view default behavior (new in v2.0.2)<text:tab/>83</text:p>
          <text:p text:style-name="P7">4.5 View property<text:tab/>84</text:p>
          <text:p text:style-name="P7">4.6 View actions (new in v2.0.3)<text:tab/>84</text:p>
          <text:p text:style-name="P7">4.7 Editors configuration<text:tab/>85</text:p>
          <text:p text:style-name="P7">4.8 Multiple values editors <text:tab/>88</text:p>
          <text:p text:style-name="P7">4.9 Custom editors and stereotypes for displaying combos<text:tab/>90</text:p>
          <text:p text:style-name="P7">4.10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Override the default controllers (new in v2.0.3)<text:tab/>132</text:p>
          <text:p text:style-name="P7">7.13 All action types<text:tab/>133</text:p>
          <text:p text:style-name="P6">8 Application<text:tab/>135</text:p>
          <text:p text:style-name="P7">8.1 Typical module example<text:tab/>136</text:p>
          <text:p text:style-name="P7">8.2 Only detail module<text:tab/>137</text:p>
          <text:p text:style-name="P7">8.3 Only list module<text:tab/>137</text:p>
          <text:p text:style-name="P7">8.4 Documentation module<text:tab/>137</text:p>
          <text:p text:style-name="P7">8.5 Read only module<text:tab/>137</text:p>
          <text:p text:style-name="P6">9 Aspects<text:tab/>139</text:p>
          <text:p text:style-name="P7">9.1 Introduction to AOP<text:tab/>139</text:p>
          <text:p text:style-name="P7">9.2 Aspects definition<text:tab/>139</text:p>
          <text:p text:style-name="P7">9.3 AccessTracking: A practical application of aspects<text:tab/>141</text:p>
          <text:p text:style-name="P8">9.3.1 The aspect definition<text:tab/>141</text:p>
          <text:p text:style-name="P8">9.3.2 Setup AccessTracking<text:tab/>142</text:p>
          <text:p text:style-name="P6">10 Miscellaneous<text:tab/>144</text:p>
          <text:p text:style-name="P7">10.1 Many-to-many relationships<text:tab/>144</text:p>
          <text:p text:style-name="P7">10.2 Programming with Hibernate<text:tab/>146</text:p>
          <text:p text:style-name="P7">10.3 Custom JSP view and OpenXava taglibs<text:tab/>146</text:p>
          <text:p text:style-name="P8">10.3.1 Example<text:tab/>146</text:p>
          <text:p text:style-name="P8">10.3.2 xava:editor<text:tab/>148</text:p>
          <text:p text:style-name="P8">10.3.3 xava:action, xava:link, xava:image, xava:button<text:tab/>148</text:p>
          <text:p text:style-name="P8">10.3.4 xava:message (new in v2.0.3)<text:tab/>148</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9">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9">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0">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1">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2">
        <text:list-item>
          <text:p text:style-name="P25">You can say that A <text:span text:style-name="T1">has</text:span> an B.</text:p>
        </text:list-item>
        <text:list-item>
          <text:p text:style-name="P25">If A is deleted then its B is deleted too.</text:p>
        </text:list-item>
        <text:list-item>
          <text:p text:style-name="P2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3">
        <text:list-item>
          <text:p text:style-name="P26"><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4">
        <text:list-item>
          <text:p text:style-name="P27"><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7"><text:span text:style-name="Código">implements</text:span> (several, optional): The generated code will implement this interface.</text:p>
        </text:list-item>
        <text:list-item>
          <text:p text:style-name="P27"><text:span text:style-name="Código">property</text:span> (several, optional): The properties represent Java properties (with its <text:span text:style-name="T1">setters</text:span> an <text:span text:style-name="T1">getters</text:span>) in the generated code.</text:p>
        </text:list-item>
        <text:list-item>
          <text:p text:style-name="P27"><text:span text:style-name="Código">reference</text:span> (several, optional): References to other models, you can reference to the entity of another component or an aggregate of itself.</text:p>
        </text:list-item>
        <text:list-item>
          <text:p text:style-name="P27"><text:span text:style-name="Código">collection</text:span> (several, optional): Collection of references. In the generated code it is a property that returns a <text:span text:style-name="Código">java.util.Collection</text:span>.</text:p>
        </text:list-item>
        <text:list-item>
          <text:p text:style-name="P27"><text:span text:style-name="Código">method</text:span> (several, optional): Creates a method in the generated code, in this case the method logic is in a calculator (<text:span text:style-name="Código">Icalculator</text:span>).</text:p>
        </text:list-item>
        <text:list-item>
          <text:p text:style-name="P27"><text:span text:style-name="Código">finder</text:span> (several, optional): Used to create finder methods, in this case generates a EJB <text:span text:style-name="T1">finder</text:span>.</text:p>
        </text:list-item>
        <text:list-item>
          <text:p text:style-name="P2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7"><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3">class</text:span><text:span text:style-name="T22">=</text:span><text:span text:style-name="T24">"org.openxava.test.model.Family"</text:span><text:span text:style-name="T16">/&gt;</text:span></text:p>
      <text:p text:style-name="P2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9"><text:tab/>...</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1">* @ejb:bean name="Family" type="CMP" view-type="remote"</text:p>
          <text:p text:style-name="P3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6">
        <text:list-item>
          <text:p text:style-name="P32">The class must extend from <text:span text:style-name="Código">org.openxava.ejbx.EJBReplicableBase</text:span></text:p>
        </text:list-item>
        <text:list-item>
          <text:p text:style-name="P3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0">&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7">
        <text:list-item>
          <text:p text:style-name="P33"><text:span text:style-name="Código">name</text:span> (required): The property name in Java, therefore it must follow the Java convention for property names, like starting with lower-case. Using underline (_) is not advisable.</text:p>
        </text:list-item>
        <text:list-item>
          <text:p text:style-name="P33"><text:span text:style-name="Código">label</text:span> (optional): Label showed to the final user. Is <text:span text:style-name="T2">much better</text:span> use the <text:span text:style-name="Archivo_2f_Directorio">i18n</text:span> files.</text:p>
        </text:list-item>
        <text:list-item>
          <text:p text:style-name="P33"><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3"><text:span text:style-name="Código">stereotype</text:span>(optional): Allows to specify an special behavior for some properties.</text:p>
        </text:list-item>
        <text:list-item>
          <text:p text:style-name="P33"><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3"><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3"><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3"><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3"><text:span text:style-name="Código">valid-values</text:span> (one, optional): To indicate that this property only can have a limited set of valid values.</text:p>
        </text:list-item>
        <text:list-item>
          <text:p text:style-name="P33"><text:span text:style-name="Código">calculator</text:span> (one, optional): Implements the logic for a calculated property. A calculated property only has <text:s/><text:span text:style-name="T1">getter</text:span> and is not stored in database.</text:p>
        </text:list-item>
        <text:list-item>
          <text:p text:style-name="P33"><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3"><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8">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2">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0"><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7">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9">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0">&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20">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3">name</text:span><text:span text:style-name="T22">=</text:span><text:span text:style-name="T24">"alternateSeller" </text:span><text:span text:style-name="T23">model</text:span><text:span text:style-name="T22">=</text:span><text:span text:style-name="T24">"Seller"</text:span><text:span text:style-name="T16">/&gt;<text:tab/><text:tab/></text:span><text:span text:style-name="T22">(3)</text:span></text:p>
      <text:list text:style-name="L21">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0">&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2">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3">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0">&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4">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5">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0">&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6"/>
      <text:list text:style-name="L26">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7">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7"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0">&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8">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9">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3">class</text:span><text:span text:style-name="T22">=</text:span><text:span text:style-name="T24">"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2"><text:tab/><text:tab/></text:span></text:p>
      <text:list text:style-name="L30">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0">&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31">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0">&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2">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29"><text:tab/><text:span text:style-name="T10">as-aggregate</text:span>=<text:span text:style-name="T12">"true|false"<text:tab/><text:tab/> </text:span>(7)<text:tab/>// new in v2.0.3</text:p>
      <text:p text:style-name="P30">&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29"><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3">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4">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9"><text:span text:style-name="T10"><text:tab/>as-aggregate</text:span>=<text:span text:style-name="T12">"true|false"<text:tab/> <text:tab/> </text:span>(6) new in v2.0.2</text:p>
      <text:p text:style-name="P30">&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9"><text:tab/><text:span text:style-name="T8">&lt;new</text:span><text:span text:style-name="T9">-action </text:span>... <text:span text:style-name="T8">/&gt;</text:span><text:tab/><text:tab/><text:tab/>(10) new in v2.0.2</text:p>
      <text:p text:style-name="P29"><text:tab/><text:span text:style-name="T8">&lt;save</text:span><text:span text:style-name="T9">-action </text:span>... <text:span text:style-name="T8">/&gt;</text:span><text:tab/><text:tab/><text:tab/>(11) new in v2.0.2</text:p>
      <text:p text:style-name="P29"><text:tab/><text:span text:style-name="T8">&lt;hide-detail-</text:span><text:span text:style-name="T9">action </text:span>... <text:span text:style-name="T8">/&gt;</text:span><text:tab/>(12) new in v2.0.2</text:p>
      <text:p text:style-name="P29"><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5">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0">&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6">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5">&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5">%&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0">request</text:span><text:span text:style-name="T11">.getAttribute(propertyKey);<text:tab/><text:tab/>// </text:span><text:span text:style-name="T26">(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6">(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5">&lt;%=</text:span><text:span text:style-name="T11">propertyKey</text:span><text:span text:style-name="T25">%&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5">&lt;%=</text:span><text:span text:style-name="T11">p.getDescription(</text:span><text:span text:style-name="T20">request</text:span><text:span text:style-name="T11">)</text:span><text:span text:style-name="T25">%&gt;</text:span><text:span text:style-name="T11">"</text:span></text:p>
      <text:p text:style-name="Código"><text:span text:style-name="T11"><text:tab/>align='</text:span><text:span text:style-name="T25">&lt;%=</text:span><text:span text:style-name="T11">align</text:span><text:span text:style-name="T25">%&gt;</text:span><text:span text:style-name="T11">'<text:tab/><text:tab/><text:tab/><text:tab/><text:tab/><text:tab/><text:tab/><text:tab/>&lt;!-- </text:span><text:span text:style-name="T26">(4)</text:span><text:span text:style-name="T11"> --&gt;</text:span></text:p>
      <text:p text:style-name="Código"><text:span text:style-name="T11"><text:tab/>maxlength="</text:span><text:span text:style-name="T25">&lt;%=</text:span><text:span text:style-name="T11">p.getSize()</text:span><text:span text:style-name="T25">%&gt;</text:span><text:span text:style-name="T11">" </text:span></text:p>
      <text:p text:style-name="Código"><text:span text:style-name="T11"><text:tab/>size="</text:span><text:span text:style-name="T25">&lt;%=</text:span><text:span text:style-name="T11">p.getSize()</text:span><text:span text:style-name="T25">%&gt;</text:span><text:span text:style-name="T11">" </text:span></text:p>
      <text:p text:style-name="Código"><text:span text:style-name="T11"><text:tab/>value="</text:span><text:span text:style-name="T25">&lt;%=</text:span><text:span text:style-name="T11">fvalue</text:span><text:span text:style-name="T25">%&gt;</text:span><text:span text:style-name="T11">"<text:tab/><text:tab/><text:tab/><text:tab/><text:tab/><text:tab/><text:tab/><text:tab/>&lt;!-- </text:span><text:span text:style-name="T26">(3)</text:span><text:span text:style-name="T11"> --&gt;</text:span></text:p>
      <text:p text:style-name="Código"><text:span text:style-name="T11"><text:tab/></text:span><text:span text:style-name="T25">&lt;%=</text:span><text:span text:style-name="T11">disabled</text:span><text:span text:style-name="T25">%&gt;<text:tab/><text:tab/><text:tab/><text:tab/><text:tab/><text:tab/><text:tab/><text:tab/></text:span><text:span text:style-name="T11">&lt;!-- </text:span><text:span text:style-name="T26">(5)</text:span><text:span text:style-name="T11"> --&gt;</text:span></text:p>
      <text:p text:style-name="Código"><text:span text:style-name="T11"><text:tab/></text:span><text:span text:style-name="T25">&lt;%=</text:span><text:span text:style-name="T11">script</text:span><text:span text:style-name="T25">%&gt;<text:tab/><text:tab/><text:tab/><text:tab/><text:tab/><text:tab/><text:tab/><text:tab/><text:tab/></text:span><text:span text:style-name="T11">&lt;!-- </text:span><text:span text:style-name="T26">(6)</text:span><text:span text:style-name="T11"> --&gt;</text:span><text:span text:style-name="T25"><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5">&lt;%=</text:span><text:span text:style-name="T11">fvalue</text:span><text:span text:style-name="T25">%&gt;</text:span><text:span text:style-name="T11">&amp;nbsp;<text:tab/></text:span></text:p>
      <text:p text:style-name="Código">&lt;%</text:p>
      <text:p text:style-name="Código">}</text:p>
      <text:p text:style-name="Código">%&gt;</text:p>
      <text:p text:style-name="Código"><text:span text:style-name="T25">&lt;%</text:span><text:span text:style-name="T11"> </text:span><text:span text:style-name="T20">if</text:span><text:span text:style-name="T11"> (!editable) { </text:span><text:span text:style-name="T25">%&gt;</text:span></text:p>
      <text:p text:style-name="Código"><text:span text:style-name="T11"><text:tab/>&lt;input type="hidden" name="</text:span><text:span text:style-name="T25">&lt;%=</text:span><text:span text:style-name="T11">propertyKey</text:span><text:span text:style-name="T25">%&gt;</text:span><text:span text:style-name="T11">" value="</text:span><text:span text:style-name="T25">&lt;%=</text:span><text:span text:style-name="T11">fvalue</text:span><text:span text:style-name="T25">%&gt;</text:span><text:span text:style-name="T11">"&gt;</text:span></text:p>
      <text:p text:style-name="Código"><text:span text:style-name="T25">&lt;%</text:span><text:span text:style-name="T11">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7">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8">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0">&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9">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0">
        <text:list-item>
          <text:p text:style-name="P63">Hibernate 3.1.</text:p>
        </text:list-item>
      </text:list>
      <text:list text:style-name="L41">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2"><text:tab/></text:span></text:p>
      <text:list text:style-name="L42">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3">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0">&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4">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0">&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5">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6">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7">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6">&lt;</text:span><text:span text:style-name="T17">object </text:span><text:span text:style-name="T23">name</text:span><text:span text:style-name="T22">=</text:span><text:span text:style-name="T24">"xava_previousViews" </text:span><text:span text:style-name="T23">class</text:span><text:span text:style-name="T22">=</text:span><text:span text:style-name="T24">"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8">
        <text:list-item>
          <text:p text:style-name="P71"><text:span text:style-name="Código">name</text:span> (required): Name of the controller.</text:p>
        </text:list-item>
        <text:list-item>
          <text:p text:style-name="P71"><text:span text:style-name="Código">extends</text:span> (several, optional): Allows to use multiple inheritance, to do this the controller inherits all actions from other controller(s).</text:p>
        </text:list-item>
        <text:list-item>
          <text:p text:style-name="P7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9"><text:tab/><text:span text:style-name="T10">keystroke</text:span>=<text:span text:style-name="T12">"keystroke"<text:tab/><text:tab/><text:tab/><text:tab/><text:tab/><text:tab/></text:span>(12) new in v2.0.1</text:p>
      <text:p text:style-name="P30">&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9">
        <text:list-item>
          <text:p text:style-name="P7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2"><text:span text:style-name="Código">label</text:span> (optional): Button label or link text. It's <text:span text:style-name="T2">much better</text:span> to use <text:span text:style-name="Archivo_2f_Directorio">i18n</text:span> files.</text:p>
        </text:list-item>
        <text:list-item>
          <text:p text:style-name="P72"><text:span text:style-name="Código">description</text:span> (optional): Description text of the action. It's <text:span text:style-name="T2">much better</text:span> to use <text:span text:style-name="Archivo_2f_Directorio">i18n</text:span> files.</text:p>
        </text:list-item>
        <text:list-item>
          <text:p text:style-name="P72"><text:span text:style-name="Código">mode</text:span> (optional): Indicates in which mode the action has to be visible. The default value is <text:span text:style-name="Código">ALL</text:span>, that means that this action is always visible.</text:p>
        </text:list-item>
        <text:list-item>
          <text:p text:style-name="P72"><text:span text:style-name="Código">image</text:span> (optional): URL of the image associated with this action. In the current implementation if you specify an image, it is shown to user in link format.</text:p>
        </text:list-item>
        <text:list-item>
          <text:p text:style-name="P72"><text:span text:style-name="Código">class</text:span> (optional): Implements the logic to execute. Must implement <text:span text:style-name="Código">IAction</text:span> interface.</text:p>
        </text:list-item>
        <text:list-item>
          <text:p text:style-name="P7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2"><text:span text:style-name="Código">set</text:span> (several, optional): Sets a value of action properties. Thus the same action class can be configured in different ways and it can be used in several controllers.</text:p>
        </text:list-item>
        <text:list-item>
          <text:p text:style-name="P7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6">&lt;</text:span><text:span text:style-name="T17">set </text:span><text:span text:style-name="T23">property</text:span><text:span text:style-name="T22">=</text:span><text:span text:style-name="T24">"hide" </text:span><text:span text:style-name="T23">value</text:span><text:span text:style-name="T22">=</text:span><text:span text:style-name="T24">"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4"><text:span text:style-name="Código">CRUD.searchByViewKey</text:span>: This is the default one. It does a search using the key values in the view, it executes no event.</text:p>
        </text:list-item>
        <text:list-item>
          <text:p text:style-name="P74"><text:span text:style-name="Código">CRUD.searchExecutingOnChange</text:span>: Works as <text:span text:style-name="Código">searchByViewKey</text:span> but it executes the <text:span text:style-name="Código">on-change</text:span> actions after search data.</text:p>
        </text:list-item>
        <text:list-item>
          <text:p text:style-name="P74"><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75">Gets the key of the object associated to the clicked row (4), to do this it uses the <text:span text:style-name="Código">tab</text:span> of the current module.</text:p>
        </text:list-item>
        <text:list-item>
          <text:p text:style-name="P75">Accesses to the <text:span text:style-name="Código">tab</text:span> of the target module using <text:span text:style-name="Código">context</text:span> (5).</text:p>
        </text:list-item>
        <text:list-item>
          <text:p text:style-name="P7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7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6"><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3">
        <text:list-item>
          <text:p text:style-name="P77"><text:span text:style-name="Código">IAction</text:span>: Basic interface to be implemented by all actions.</text:p>
        </text:list-item>
        <text:list-item>
          <text:p text:style-name="P77"><text:span text:style-name="Código">IChainAction</text:span>: Allows you to chain actions, that is when the execution of the action finishes, then the next action is executed immediately.</text:p>
        </text:list-item>
        <text:list-item>
          <text:p text:style-name="P77"><text:span text:style-name="Código">IChangeControllersAction</text:span>: To change the controller (the actions) available to user. </text:p>
        </text:list-item>
        <text:list-item>
          <text:p text:style-name="P77"><text:span text:style-name="Código">IChangeModeAction</text:span>: To change the mode, from list to detail or vice versa.</text:p>
        </text:list-item>
        <text:list-item>
          <text:p text:style-name="P77"><text:span text:style-name="Código">IChangeModuleAction</text:span>: To change the module.</text:p>
        </text:list-item>
        <text:list-item>
          <text:p text:style-name="P77"><text:span text:style-name="Código">ICustomViewAction</text:span>: To use as view your custom JSP.</text:p>
        </text:list-item>
        <text:list-item>
          <text:p text:style-name="P7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7"><text:span text:style-name="Código">IHideActionAction, IHideActionsAction</text:span>: Allows to hide an action or a group of actions in the User Interface. <text:span text:style-name="T1">(new in v2.0)</text:span></text:p>
        </text:list-item>
        <text:list-item>
          <text:p text:style-name="P7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7"><text:span text:style-name="Código">ILoadFileAction</text:span>: Navigates to a view that allows the final user to load a file.</text:p>
        </text:list-item>
        <text:list-item>
          <text:p text:style-name="P77"><text:span text:style-name="Código">IModelAction</text:span>: An action that receives the model name.</text:p>
        </text:list-item>
        <text:list-item>
          <text:p text:style-name="P77"><text:span text:style-name="Código">IModuleContextAction</text:span>: Gets a <text:span text:style-name="Código">ModuleContext</text:span> in order to access the session objects of other modules.</text:p>
        </text:list-item>
        <text:list-item>
          <text:p text:style-name="P77"><text:span text:style-name="Código">INavigationAction</text:span>: <text:s/>Extends from <text:span text:style-name="Código">IChangeControllersAction</text:span> and <text:span text:style-name="Código">ICustomViewAction</text:span>.</text:p>
        </text:list-item>
        <text:list-item>
          <text:p text:style-name="P77"><text:span text:style-name="Código">IOnChangePropertyAction</text:span>: This interface must be implemented by the actions that react to the value change event in the user interface.</text:p>
        </text:list-item>
        <text:list-item>
          <text:p text:style-name="P77"><text:span text:style-name="Código">IProcessLoadedFileAction</text:span>: Processes a list of files uploaded from client to server.</text:p>
        </text:list-item>
        <text:list-item>
          <text:p text:style-name="P77"><text:span text:style-name="Código">IRemoteAction</text:span>: Useful when you use EJBs. Well used it can be a good substitute for a SessionBean. </text:p>
        </text:list-item>
        <text:list-item>
          <text:p text:style-name="P7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5"><text:tab/></text:p>
      <text:list text:style-name="L54">
        <text:list-item>
          <text:p text:style-name="P78"><text:span text:style-name="Código">name</text:span> (required): Name of the application.</text:p>
        </text:list-item>
        <text:list-item>
          <text:p text:style-name="P78"><text:span text:style-name="Código">label</text:span> (optional): It's <text:span text:style-name="T2">much better</text:span> to use <text:span text:style-name="Archivo_2f_Directorio">i18n</text:span> files.</text:p>
        </text:list-item>
        <text:list-item>
          <text:p text:style-name="P7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5">
        <text:list-item>
          <text:p text:style-name="P79"><text:span text:style-name="Código">name</text:span> (required): Unique identifier of the module within this application.</text:p>
        </text:list-item>
        <text:list-item>
          <text:p text:style-name="P7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9"><text:span text:style-name="Código">label</text:span> (optional): Short name to be shown to the user. It's <text:span text:style-name="T2">much better</text:span> to use <text:span text:style-name="T7">i18n</text:span> files.</text:p>
        </text:list-item>
        <text:list-item>
          <text:p text:style-name="P79"><text:span text:style-name="Código">description</text:span> (optional): Long description to be shown to the user. It's <text:span text:style-name="T2">much better</text:span> to use <text:span text:style-name="T7">i18n</text:span> files.</text:p>
        </text:list-item>
        <text:list-item>
          <text:p text:style-name="P79"><text:span text:style-name="Código">env-var</text:span> (several, optional): Allows you to define variables with a value that can be accessed by actions. Thus you can have actions configurable by module.</text:p>
        </text:list-item>
        <text:list-item>
          <text:p text:style-name="P79"><text:span text:style-name="Código">model</text:span> (one, optional): Name of the component used in this module. If you leave it blank, then it is required to set the value to <text:span text:style-name="Código">web-view</text:span>.</text:p>
        </text:list-item>
        <text:list-item>
          <text:p text:style-name="P79"><text:span text:style-name="Código">view</text:span> (one, optional): The view used to display the detail. If you leave it blank, then the default view will be used.</text:p>
        </text:list-item>
        <text:list-item>
          <text:p text:style-name="P79"><text:span text:style-name="Código">web-view</text:span> (one, optional): Allows you to define a JSP page to be used as a view.</text:p>
        </text:list-item>
        <text:list-item>
          <text:p text:style-name="P79"><text:span text:style-name="Código">tab</text:span> (one, optional): The tab used in list mode. If you do not specify it, then the default tab will be used.</text:p>
        </text:list-item>
        <text:list-item>
          <text:p text:style-name="P79"><text:span text:style-name="Código">controller</text:span> (several, optional): Controllers with the available actions used initially.</text:p>
        </text:list-item>
        <text:list-item>
          <text:p text:style-name="P79"><text:span text:style-name="Código">mode-controller</text:span> (one, optional): Allows to define the behavior to switch from detail to list mode and vice versa, as well as to define a module without detail and view (with no modes).</text:p>
        </text:list-item>
        <text:list-item>
          <text:p text:style-name="P7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5"/>
      <text:list text:style-name="L56">
        <text:list-item>
          <text:p text:style-name="P80"><text:span text:style-name="Código">aspect</text:span> (several, optional): To define aspects.</text:p>
        </text:list-item>
        <text:list-item>
          <text:p text:style-name="P8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0">&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7">
        <text:list-item>
          <text:p text:style-name="P81"><text:span text:style-name="Código">name</text:span> (required): Name for this aspect. It must be unique.</text:p>
        </text:list-item>
        <text:list-item>
          <text:p text:style-name="P81"><text:span text:style-name="Código">postcreate-calculator</text:span> (several, optional): All model with this aspect will have this <text:span text:style-name="Código">postcreate-calculator</text:span> implicitly.</text:p>
        </text:list-item>
        <text:list-item>
          <text:p text:style-name="P81"><text:span text:style-name="Código">postload-calculator</text:span> (several, optional): All model with this aspect will have this <text:span text:style-name="Código">postload-calculator</text:span> implicitly.</text:p>
        </text:list-item>
        <text:list-item>
          <text:p text:style-name="P81"><text:span text:style-name="Código">postmodify-calculator</text:span> (several, optional): All model with this aspect will have this <text:span text:style-name="Código">postmodify-calculator</text:span> implicitly.</text:p>
        </text:list-item>
        <text:list-item>
          <text:p text:style-name="P8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8">
        <text:list-item>
          <text:p text:style-name="P82"><text:span text:style-name="Código">aspect</text:span> (required): The name of the aspect that you want to apply.</text:p>
        </text:list-item>
        <text:list-item>
          <text:p text:style-name="P82"><text:span text:style-name="Código">for-models</text:span> (optional): A comma separated list of models to which the aspect is applied to. It's mutually exclusive with <text:span text:style-name="Código">except-for-models</text:span> attribute.</text:p>
        </text:list-item>
        <text:list-item>
          <text:p text:style-name="P8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3">aspect</text:span><text:span text:style-name="T22">=</text:span><text:span text:style-name="T24">"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9">
        <text:list-item>
          <text:p text:style-name="P83">Add <text:span text:style-name="Archivo_2f_Directorio">AccessTracking</text:span> as referenced project.</text:p>
        </text:list-item>
        <text:list-item>
          <text:p text:style-name="P84">Create the table in your database to store the tracking of accesses. You can find the CREATE TABLEs in <text:span text:style-name="Archivo_2f_Directorio">AccessTracking/data/access-tracking-db.script</text:span> file.</text:p>
        </text:list-item>
        <text:list-item>
          <text:p text:style-name="P8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4">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8"><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8"><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0"><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0"/>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0">&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0"><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0"><text:tab/>...</text:p>
      <text:p text:style-name="P30">&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5"><text:tab/><text:span text:style-name="T10">editable</text:span><text:span text:style-name="T11">=</text:span>"true|false"<text:tab/><text:tab/><text:tab/><text:span text:style-name="T11">(2) new in v2.0.1</text:span></text:p>
      <text:p text:style-name="P85"><text:tab/><text:span text:style-name="T10">throwPropertyChanged</text:span><text:span text:style-name="T11">=</text:span>"true|false"<text:tab/><text:span text:style-name="T11">(3) new in v2.0.1</text:span></text:p>
      <text:p text:style-name="P30">/&gt;</text:p>
      <text:list text:style-name="L60">
        <text:list-item>
          <text:p text:style-name="P86"><text:span text:style-name="Código">property</text:span> (required): <text:s/>It's the property of the model associated with the current module</text:p>
        </text:list-item>
        <text:list-item>
          <text:p text:style-name="P86"><text:span text:style-name="Código">editable</text:span> (optional): <text:span text:style-name="T1">New in v2.0.1.</text:span> Forces to this editor to be editable, otherwise the appropriate default value is assumed.</text:p>
        </text:list-item>
        <text:list-item>
          <text:p text:style-name="P8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27">&lt;%=</text:span><text:span text:style-name="T11">totalSize</text:span><text:span text:style-name="T27">%&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0">/&gt;</text:p>
      <text:list text:style-name="L61">
        <text:list-item>
          <text:p text:style-name="P87"><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6">&lt;/</text:span><text:span text:style-name="T17">tr</text:span><text:span text:style-name="T16">&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9-01T12:48:34</dc:date>
    <meta:print-date>2005-05-27T19:34:41</meta:print-date>
    <dc:language>en-US</dc:language>
    <meta:editing-cycles>2222</meta:editing-cycles>
    <meta:editing-duration>P13DT10H11M2S</meta:editing-duration>
    <meta:user-defined meta:name="Info 1"/>
    <meta:user-defined meta:name="Info 2"/>
    <meta:user-defined meta:name="Info 3"/>
    <meta:user-defined meta:name="Info 4"/>
    <meta:document-statistic meta:table-count="0" meta:image-count="35" meta:object-count="0" meta:page-count="150" meta:paragraph-count="4025" meta:word-count="32862" meta:character-count="227407"/>
  </office:meta>
</office:document-meta>
</file>